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officeooo:rsid="001bf541" officeooo:paragraph-rsid="001bf541"/>
    </style:style>
    <style:style style:name="P15" style:family="paragraph" style:parent-style-name="Text_20_body" style:list-style-name="L5">
      <style:text-properties style:text-line-through-style="solid" style:text-line-through-type="single"/>
    </style:style>
    <style:style style:name="P16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7" style:family="paragraph" style:parent-style-name="Text_20_body" style:list-style-name="L4">
      <style:text-properties officeooo:rsid="001f7248" officeooo:paragraph-rsid="001f7248"/>
    </style:style>
    <style:style style:name="P18" style:family="paragraph" style:parent-style-name="Text_20_body" style:list-style-name="L4">
      <style:text-properties officeooo:rsid="001f9acc" officeooo:paragraph-rsid="001f9acc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officeooo:rsid="001bf5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5">Attack graphics</text:p>
        </text:list-item>
        <text:list-item>
          <text:p text:style-name="P16">Correct pathing (ZoC, etc)</text:p>
        </text:list-item>
        <text:list-item>
          <text:p text:style-name="P14">TTL display</text:p>
        </text:list-item>
      </text:list>
      <text:list xml:id="list1233164875" text:style-name="L4">
        <text:list-item>
          <text:p text:style-name="P13">Final tile graphics</text:p>
        </text:list-item>
        <text:list-item>
          <text:p text:style-name="P13">Final unit graphics</text:p>
        </text:list-item>
        <text:list-item>
          <text:p text:style-name="P17">Close out games with only a few tiles left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17">Better AI</text:p>
        </text:list-item>
        <text:list-item>
          <text:p text:style-name="P18">Title screen</text:p>
        </text:list-item>
        <text:list-item>
          <text:p text:style-name="P18">Game setup, different difficulty levels</text:p>
        </text:list-item>
        <text:list-item>
          <text:p text:style-name="P17">Music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2:43:04.559000000</dc:date>
    <meta:editing-duration>PT3H13M8S</meta:editing-duration>
    <meta:editing-cycles>9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48" meta:word-count="524" meta:character-count="2749" meta:non-whitespace-character-count="2311"/>
  </office:meta>
</office:document-meta>
</file>